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6" office:value-type="string" calcext:value-type="string">
            <text:p>airSSR</text:p>
          </table:table-cell>
          <table:table-cell table:style-name="ce6" office:value-type="string" calcext:value-type="string">
            <text:p>airAIS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Typ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Int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as an integer. (24 bits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imoCheck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Default" office:value-type="string" calcext:value-type="string">
            <text:p>Whether or not the IMO number is valid using the check number.</text:p>
          </table:table-cell>
          <table:table-cell table:style-name="Default" office:value-type="string" calcext:value-type="string">
            <text:p>bool</text:p>
          </table:table-cell>
          <table:table-cell table:number-columns-repeated="7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23:59:53.180885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17T00:02:12.120441379</dc:date>
    <meta:editing-duration>PT4H56M57S</meta:editing-duration>
    <meta:editing-cycles>25</meta:editing-cycles>
    <meta:generator>LibreOffice/4.2.8.2$Linux_X86_64 LibreOffice_project/420m0$Build-2</meta:generator>
    <meta:document-statistic meta:table-count="1" meta:cell-count="688" meta:object-count="0"/>
  </office:meta>
</office:document-meta>
</file>